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text-properties style:font-name="Times New Roman" fo:font-size="12pt" officeooo:rsid="00139097" officeooo:paragraph-rsid="00139097"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officeooo:paragraph-rsid="001aff8a" style:font-size-asian="12pt" style:font-size-complex="12pt"/>
    </style:style>
    <style:style style:name="P4"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5" style:family="paragraph" style:parent-style-name="Text_20_body">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6"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7" style:family="paragraph" style:parent-style-name="Text_20_body">
      <style:paragraph-properties fo:margin-top="0cm" fo:margin-bottom="0cm" style:contextual-spacing="false"/>
      <style:text-properties style:font-name="Times New Roman" fo:font-size="12pt" fo:font-weight="bold" officeooo:paragraph-rsid="001aff8a" style:font-size-asian="12pt" style:font-size-complex="12pt"/>
    </style:style>
    <style:style style:name="P8" style:family="paragraph" style:parent-style-name="Text_20_body">
      <style:paragraph-properties fo:margin-top="0cm" fo:margin-bottom="0cm" style:contextual-spacing="false"/>
      <style:text-properties style:font-name="Times New Roman" fo:font-size="12pt" officeooo:rsid="00204373" officeooo:paragraph-rsid="00204373" style:font-size-asian="12pt" style:font-size-complex="12pt"/>
    </style:style>
    <style:style style:name="P9" style:family="paragraph" style:parent-style-name="Text_20_body" style:list-style-name="L1">
      <style:paragraph-properties fo:margin-top="0cm" fo:margin-bottom="0cm" style:contextual-spacing="false"/>
      <style:text-properties style:font-name="Times New Roman" fo:font-size="12pt" officeooo:rsid="0021eb70" officeooo:paragraph-rsid="0021eb70" style:font-size-asian="12pt" style:font-size-complex="12pt"/>
    </style:style>
    <style:style style:name="P10" style:family="paragraph" style:parent-style-name="Text_20_body" style:list-style-name="L2">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11" style:family="paragraph" style:parent-style-name="Text_20_body" style:list-style-name="L2">
      <style:paragraph-properties fo:margin-top="0cm" fo:margin-bottom="0cm" style:contextual-spacing="false"/>
      <style:text-properties style:font-name="Times New Roman" fo:font-size="12pt" fo:font-weight="normal" officeooo:rsid="0019e1df" officeooo:paragraph-rsid="0019e1df" style:font-size-asian="12pt" style:font-weight-asian="normal" style:font-size-complex="12pt" style:font-weight-complex="normal"/>
    </style:style>
    <style:style style:name="P12" style:family="paragraph" style:parent-style-name="Text_20_body" style:list-style-name="L2">
      <style:paragraph-properties fo:margin-top="0cm" fo:margin-bottom="0cm" style:contextual-spacing="false"/>
      <style:text-properties style:font-name="Times New Roman" fo:font-size="12pt" fo:font-weight="normal" officeooo:rsid="0021f59a" officeooo:paragraph-rsid="0021f59a"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cm" style:contextual-spacing="false" fo:text-indent="0cm" style:auto-text-indent="false"/>
      <style:text-properties style:font-name="Times New Roman" fo:font-size="12pt" officeooo:rsid="001f7a25" officeooo:paragraph-rsid="001f7a25" style:font-size-asian="12pt" style:font-size-complex="12pt"/>
    </style:style>
    <style:style style:name="T1" style:family="text">
      <style:text-properties officeooo:rsid="0018c171"/>
    </style:style>
    <style:style style:name="T2" style:family="text">
      <style:text-properties officeooo:rsid="001fe894"/>
    </style:style>
    <style:style style:name="T3" style:family="text">
      <style:text-properties officeooo:rsid="0021eb70"/>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ame</text:p>
      <text:p text:style-name="P13">Die Befestigung von Talras</text:p>
      <text:p text:style-name="P4"><text:bookmark text:name="bjia9"/><text:bookmark text:name="bjia8"/><text:bookmark text:name="bjia7"/></text:p>
      <text:p text:style-name="P4"><text:bookmark text:name="bjia11"/><text:bookmark text:name="bjia10"/>Beschreibung</text:p>
      <text:p text:style-name="P2">Markward, die rechte Hand des Herzogs, <text:span text:style-name="T2">will die Burg Talras wegen einer möglichen Belagerung besser befestigen lassen. Dazu braucht er Holz von Kuno und ebenso Pfeile von Dago oder Björn den Jägern in Talras. Die Pfeile müssen auf den Mauern und Türmen platziert werden.</text:span></text:p>
      <text:p text:style-name="P1"><text:bookmark text:name="bjia14"/><text:bookmark text:name="bjia13"/></text:p>
      <text:p text:style-name="P7"><text:bookmark text:name="bjia16"/><text:bookmark text:name="bjia15"/>Typ</text:p>
      <text:p text:style-name="P3">Sekundär</text:p>
      <text:p text:style-name="P1"/>
      <text:p text:style-name="P4"><text:bookmark text:name="x9n43"/><text:bookmark text:name="bjia18"/>Auftraggeber</text:p>
      <text:p text:style-name="P2">Markward</text:p>
      <text:p text:style-name="P4"><text:bookmark text:name="v1ic1"/><text:bookmark text:name="v1ic0"/><text:bookmark text:name="bjia182"/></text:p>
      <text:p text:style-name="P4"><text:bookmark text:name="v1ic2"/><text:bookmark text:name="bjia183"/>Verlauf</text:p>
      <text:p text:style-name="P8">Nachdem der Charakter bereits „Die Versorgung von Talras“ abgeschlossen hat, kann er nun noch dafür sorgen, dass die Burg besser befestigt wird. Dazu spricht er mit Kuno, der einem das Holz für Manfred mitgibt. Bei Manfred angekommen schickt dieser erneut einen Karren nach Talras.<text:line-break/>Um die Pfeile kümmert sich Björn, der zwei Tage für die Herstellung benötigt. Der Charakter muss die Pfeile dann selbst an bestimmten Punkten platzieren. Am Ende berichtet der Charakter Markward davon.</text:p>
      <text:p text:style-name="P1"><text:bookmark text:name="bjia19"/><text:bookmark text:name="bjia185"/></text:p>
      <text:p text:style-name="P4"><text:bookmark text:name="bjia21"/><text:bookmark text:name="bjia20"/>Ziele</text:p>
      <text:list xml:id="list699001487443718620" text:style-name="L1">
        <text:list-item>
          <text:p text:style-name="P9">Besorge Holz von Kuno.</text:p>
        </text:list-item>
        <text:list-item>
          <text:p text:style-name="P9">Bringe Kunos Holz zum Bauern Manfred. (deaktiviert)</text:p>
        </text:list-item>
        <text:list-item>
          <text:p text:style-name="P9">Besorge Pfeile von Dago oder Björn.</text:p>
        </text:list-item>
        <text:list-item>
          <text:p text:style-name="P9">Warte zwei Tage auf Björns Pfeile. (deaktiviert)</text:p>
        </text:list-item>
        <text:list-item>
          <text:p text:style-name="P9">Platziere die Pfeile an den vorgesehenen Positionen. (deaktiviert)</text:p>
        </text:list-item>
        <text:list-item>
          <text:p text:style-name="P9">Berichte Markward davon.</text:p>
        </text:list-item>
      </text:list>
      <text:p text:style-name="P1"/>
      <text:p text:style-name="P5">Belohnungen</text:p>
      <text:list xml:id="list4657756604614737111" text:style-name="L2">
        <text:list-item>
          <text:p text:style-name="P10"><text:span text:style-name="T3">10</text:span>00 Erfahrung</text:p>
        </text:list-item>
        <text:list-item>
          <text:p text:style-name="P10"><text:span text:style-name="T3">6</text:span>00 Goldmünzen</text:p>
        </text:list-item>
        <text:list-item>
          <text:p text:style-name="P11">Tränke</text:p>
        </text:list-item>
        <text:list-item>
          <text:p text:style-name="P12">1 besonderer klassenabhängiger Gegensta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8-13T17:57:07</meta:creation-date>
    <dc:language>en-US</dc:language>
    <meta:editing-cycles>20</meta:editing-cycles>
    <meta:editing-duration>PT1H10M32S</meta:editing-duration>
    <meta:initial-creator>Tamino Dauth</meta:initial-creator>
    <dc:date>2014-12-27T23:30:11.247000000</dc:date>
    <meta:document-statistic meta:table-count="0" meta:image-count="0" meta:object-count="0" meta:page-count="1" meta:paragraph-count="22" meta:word-count="186" meta:character-count="1180" meta:non-whitespace-character-count="1026"/>
    <meta:user-defined meta:name="Info 1"/>
    <meta:user-defined meta:name="Info 2"/>
    <meta:user-defined meta:name="Info 3"/>
    <meta:user-defined meta:name="Info 4"/>
    <meta:hyperlink-behaviour office:target-frame-name="_top" xlink:show="replace"/>
  </office:meta>
</office:document-meta>
</file>